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144" officeooo:paragraph-rsid="0011c144"/>
    </style:style>
    <style:style style:name="P2" style:family="paragraph" style:parent-style-name="Standard" style:list-style-name="L1">
      <style:text-properties officeooo:rsid="0011c144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1534d5"/>
    </style:style>
    <style:style style:name="P5" style:family="paragraph" style:parent-style-name="Standard">
      <style:text-properties officeooo:rsid="001343c8" officeooo:paragraph-rsid="001343c8"/>
    </style:style>
    <style:style style:name="P6" style:family="paragraph" style:parent-style-name="Standard" style:list-style-name="L2">
      <style:text-properties officeooo:rsid="001343c8" officeooo:paragraph-rsid="001343c8"/>
    </style:style>
    <style:style style:name="P7" style:family="paragraph" style:parent-style-name="Standard">
      <style:text-properties officeooo:rsid="00142f7d" officeooo:paragraph-rsid="00142f7d"/>
    </style:style>
    <style:style style:name="P8" style:family="paragraph" style:parent-style-name="Standard">
      <style:text-properties officeooo:rsid="001534d5" officeooo:paragraph-rsid="001534d5"/>
    </style:style>
    <style:style style:name="P9" style:family="paragraph" style:parent-style-name="Standard" style:list-style-name="L3">
      <style:text-properties officeooo:rsid="001534d5" officeooo:paragraph-rsid="001534d5"/>
    </style:style>
    <style:style style:name="P10" style:family="paragraph" style:parent-style-name="Standard">
      <style:text-properties officeooo:rsid="00172d85" officeooo:paragraph-rsid="00172d85"/>
    </style:style>
    <style:style style:name="P11" style:family="paragraph" style:parent-style-name="Standard">
      <style:text-properties officeooo:rsid="0017ac1b" officeooo:paragraph-rsid="0017ac1b"/>
    </style:style>
    <style:style style:name="P12" style:family="paragraph" style:parent-style-name="Standard" style:list-style-name="L3">
      <style:text-properties officeooo:rsid="00198359" officeooo:paragraph-rsid="00198359"/>
    </style:style>
    <style:style style:name="P13" style:family="paragraph" style:parent-style-name="Standard">
      <style:text-properties officeooo:rsid="001b55eb" officeooo:paragraph-rsid="001b55eb"/>
    </style:style>
    <style:style style:name="P14" style:family="paragraph" style:parent-style-name="Standard" style:list-style-name="L5">
      <style:text-properties officeooo:rsid="001b55eb" officeooo:paragraph-rsid="001b55eb"/>
    </style:style>
    <style:style style:name="P15" style:family="paragraph" style:parent-style-name="Standard">
      <style:text-properties officeooo:rsid="001d4bfa" officeooo:paragraph-rsid="001d4bfa"/>
    </style:style>
    <style:style style:name="P16" style:family="paragraph" style:parent-style-name="Standard" style:list-style-name="L6">
      <style:text-properties officeooo:rsid="001d4bfa" officeooo:paragraph-rsid="001d4bfa"/>
    </style:style>
    <style:style style:name="T1" style:family="text">
      <style:text-properties officeooo:rsid="001b55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cia de viajes en autobús.</text:p>
      <text:p text:style-name="P1"/>
      <text:p text:style-name="P8">Aplicación que gestione los viajes que ofrece una agencia de viajes.</text:p>
      <text:p text:style-name="P8">Tres ventanas.</text:p>
      <text:list xml:id="list1557858476" text:style-name="L3">
        <text:list-item>
          <text:p text:style-name="P9">Administrador.</text:p>
        </text:list-item>
        <text:list-item>
          <text:p text:style-name="P9">Conductor.</text:p>
        </text:list-item>
        <text:list-item>
          <text:p text:style-name="P12">Cliente*</text:p>
        </text:list-item>
      </text:list>
      <text:p text:style-name="P8"/>
      <text:p text:style-name="P10">La agencia será Singleton.</text:p>
      <text:p text:style-name="P11">El administrador será Singleton.</text:p>
      <text:p text:style-name="P10">La agencia almacenará los datos de los empleados y los clientes.</text:p>
      <text:p text:style-name="P10">El administrador manejará todas las operaciones de la agencia.</text:p>
      <text:p text:style-name="P10"/>
      <text:p text:style-name="P15">Tres ventanas, tres aplicaciones diferentes.</text:p>
      <text:list xml:id="list2310715963" text:style-name="L6">
        <text:list-item>
          <text:p text:style-name="P16">Administrador.</text:p>
        </text:list-item>
        <text:list-item>
          <text:p text:style-name="P16">Cliente.</text:p>
        </text:list-item>
        <text:list-item>
          <text:p text:style-name="P16">Conductor.</text:p>
        </text:list-item>
      </text:list>
      <text:p text:style-name="P15"/>
      <text:p text:style-name="P4"/>
      <text:p text:style-name="P1">1. Administrador.</text:p>
      <text:list xml:id="list628275324" text:style-name="L1">
        <text:list-item>
          <text:p text:style-name="P2">Agregar Viajes.</text:p>
        </text:list-item>
        <text:list-item>
          <text:p text:style-name="P2">Eliminar Viajes.</text:p>
        </text:list-item>
        <text:list-item>
          <text:p text:style-name="P2">Contratar Conductor.</text:p>
        </text:list-item>
        <text:list-item>
          <text:p text:style-name="P2">Despedir Conductor</text:p>
        </text:list-item>
        <text:list-item>
          <text:p text:style-name="P2">Asignar Viaje a Conductor.</text:p>
        </text:list-item>
        <text:list-item>
          <text:p text:style-name="P2">Eliminar Viaje a Conductor.</text:p>
        </text:list-item>
        <text:list-item>
          <text:p text:style-name="P2">Asignar Camión a Conductor.</text:p>
        </text:list-item>
        <text:list-item>
          <text:p text:style-name="P2">Eliminar Camión a Conductor.</text:p>
        </text:list-item>
      </text:list>
      <text:p text:style-name="P5"/>
      <text:p text:style-name="P5">2. Conductor.</text:p>
      <text:list xml:id="list486068777" text:style-name="L2">
        <text:list-item>
          <text:p text:style-name="P6">Revisar Viaje asignado.</text:p>
          <text:list>
            <text:list-item>
              <text:p text:style-name="P6">Muestra Viaje, hora y camión asignado.</text:p>
            </text:list-item>
          </text:list>
        </text:list-item>
        <text:list-item>
          <text:p text:style-name="P6">Revisar Camiones asignados.</text:p>
        </text:list-item>
      </text:list>
      <text:p text:style-name="P5"/>
      <text:p text:style-name="P7">3. Viaje</text:p>
      <text:p text:style-name="P7"/>
      <text:p text:style-name="P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2:21:09.377491604</meta:creation-date>
    <dc:date>2022-06-26T14:07:46.588131627</dc:date>
    <meta:editing-duration>PT1H25M4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16" meta:character-count="723" meta:non-whitespace-character-count="652"/>
  </office:meta>
</office:document-meta>
</file>